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improved exception handling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84.5" calcext:value-type="float">
            <text:p>84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95.5" calcext:value-type="float">
            <text:p>95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1:58:12.4172699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7T11:58:30.561496149</dc:date>
    <meta:editing-duration>PT5H39M7S</meta:editing-duration>
    <meta:editing-cycles>41</meta:editing-cycles>
    <meta:generator>LibreOffice/6.0.7.3$Linux_X86_64 LibreOffice_project/00m0$Build-3</meta:generator>
    <meta:document-statistic meta:table-count="1" meta:cell-count="75" meta:object-count="0"/>
  </office:meta>
</office:document-meta>
</file>